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ularExpression.setPattern( String new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String target , int start , int end , Match match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RegularExpression.matches( CharacterIterator target , Match match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RegularExpression.matches( CharacterItera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setPattern( String new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isWordChar( int c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gularExpression.matches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char [ ] target , int start , int end , Match match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RegularExpression.prepare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gularExpression.getPreviousWordType( CharacterIterator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isSet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compil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getNumberOf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IgnoreCase( CharacterIterator target , int offset , int limit , int offset2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matchIgnoreCase( int chardata , int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regionMatchesIgnoreCase( String text , int offset , int limit , String part , int part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char [ ]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getWordType0( char ch , int opt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gularExpression.matches( String target , 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( String text , int offset , int limit , String part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PreviousWordType( char [ ]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regionMatches( CharacterIterator target , int offset , int limit , int offset2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.reset( char [ ]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ularExpression.matches( char [ ] target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CharArray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Context.reset( String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isEOLChar( int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matches( String target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IgnoreCase( String text , int offset , int limit , int offset2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setPattern( String newPattern , String option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( char [ ] target , int offset , int limit , String part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equals( String pattern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ularExpression( String regex , String option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getWordType( CharacterIterator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WordType( char [ ]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ularExpression.regionMatchesIgnoreCase( CharacterIterator target , int offset , int limit , String part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regionMatches( String text , int offset , int limit , int offset2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PreviousWordType( String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regionMatchesIgnoreCase( char [ ] target , int offset , int limit , int offset2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setPattern( String newPattern ,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( char [ ] target , int offset , int limit , int offset2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RegularExpression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setPattern( String newPattern , int options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matchString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RegularExpression.compile( Token tok , Op next , boolean reverse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RegularExpression.matches( char [ ] target , 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ularExpression( String regex , Token tok , int parens , boolean hasBackReferences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ularExpression.matchCharacterIterator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RegularExpressio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ularExpression( String regex ,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reset( CharacterIterator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resetCommon( int nofclos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regionMatchesIgnoreCase( char [ ] target , int offset , int limit , String part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regionMatches( CharacterIterator target , int offset , int limit , String part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getWordType( String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